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139in" loext:contextual-spacing="false" fo:line-height="100%" fo:text-align="justify" style:justify-single-word="false"/>
    </style:style>
    <style:style style:name="P2" style:family="paragraph" style:parent-style-name="Standard">
      <style:paragraph-properties fo:margin-top="0in" fo:margin-bottom="0.139in" loext:contextual-spacing="false" fo:line-height="100%" fo:text-align="justify" style:justify-single-word="false"/>
      <style:text-properties fo:color="#252525" fo:background-color="#ffffff"/>
    </style:style>
    <style:style style:name="P3" style:family="paragraph" style:parent-style-name="Title" style:master-page-name="Standard">
      <style:paragraph-properties fo:margin-top="0in" fo:margin-bottom="0.139in" loext:contextual-spacing="false" fo:line-height="100%" fo:text-align="justify" style:justify-single-word="false" style:page-number="1"/>
    </style:style>
    <style:style style:name="P4" style:family="paragraph" style:parent-style-name="Subtitle">
      <style:paragraph-properties fo:margin-top="0in" fo:margin-bottom="0.139in" loext:contextual-spacing="false" fo:line-height="100%" fo:text-align="justify" style:justify-single-word="false"/>
    </style:style>
    <style:style style:name="T1" style:family="text">
      <style:text-properties fo:background-color="#ffffff"/>
    </style:style>
    <style:style style:name="T2" style:family="text">
      <style:text-properties fo:color="#252525" fo:background-color="#ffffff"/>
    </style:style>
    <style:style style:name="T3" style:family="text">
      <style:text-properties fo:color="#1155cc" style:text-underline-style="solid" style:text-underline-width="auto" style:text-underline-color="font-color" fo:background-color="#ffff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_q4xa5c6hfweb"/>Droga ku dorosłości</text:p>
      <text:p text:style-name="P4"><text:bookmark text:name="_x9eg7wpe6b5b"/>Cykl życiowy kucyków</text:p>
      <text:p text:style-name="P1">Witajcie! Parę odcinków z sezonu ósmego natchnęło mnie do napisania tego artykułu. Mianowicie zaczęłam się zastanawiać kiedy kucyki stają się dorosłe w świetle equestriańskiego prawa. Serial pozornie pomija tę kwestię, ale pewne poszlaki wskazują, że staje się to wraz ze zdobyciem Uroczego Znaczka. Dziwne, nie? Przecież to jeszcze dzieci! Weźmy jednak pod uwagę, że pełnoletność w świetle prawa to coś innego niż osiągnięcie dojrzałości biologicznej.</text:p>
      <text:p text:style-name="P1">W Polsce oficjalnie stajemy się dorośli w wieku lat osiemnastu, mimo że gotowi do rozrodu (czyli dorośli według matki natury) jesteśmy już parę lat wcześniej. I całe szczęście, bo gdyby pełnię praw obywatelskich otrzymywały nawet ośmiolatki (przeciętnie trzynastolatki), to byłaby katastrofa, gdyż w tym wieku jest się mentalnie dzieciakiem. Mimo wszystko z historii znamy sytuacje, w których dziewczynki stawały się dorosłe od wystąpienia pierwszej miesiączki.</text:p>
      <text:p text:style-name="P1">U Żydów jest to dwanaście lat dla dziewczynek i trzynaście lat dla chłopców. Pozwólcie również, że zacytuję wikipedię i wspomnę o tym jak to było w prawie rzymskim: <text:a xlink:type="simple" xlink:href="https://pl.wikipedia.org/wiki/Prawo_rzymskie" text:style-name="Internet_20_link" text:visited-style-name="Visited_20_Internet_20_Link"><text:span text:style-name="T1">Prawo rzymskie</text:span></text:a><text:span text:style-name="T1"> po okresie sporów między szkołami Sabinianów i Prokulianów uznało, że mężczyzna osiągał dojrzałość (</text:span><text:a xlink:type="simple" xlink:href="https://pl.wikipedia.org/wiki/%C5%81ac." text:style-name="Internet_20_link" text:visited-style-name="Visited_20_Internet_20_Link"><text:span text:style-name="T1">łac.</text:span></text:a><text:span text:style-name="T1"> pubertas) kończąc 14 lat a kobieta 12 lat (</text:span><text:a xlink:type="simple" xlink:href="https://pl.wikipedia.org/wiki/Instytucje_Justyniana" text:style-name="Internet_20_link" text:visited-style-name="Visited_20_Internet_20_Link"><text:span text:style-name="T1">Instytucje Justyniana</text:span></text:a><text:span text:style-name="T1"> I,22). Jednak nawet dojrzali do chwili osiągnięcia 25. roku życia (minores, „młodsi”) mieli na mocy ustawy lex Laetoria (z 191 r. p.n.e.) zapewnioną ochronę przed nadużyciami ze strony oszustów wykorzystujących ich niedoświadczenie lub niewiedzę w zakresie spraw prawno-majątkowych. Minor pozwany o spełnienie niekorzystnego dla siebie przyrzeczenia mógł bronić się za pomocą exceptio legis Laetoriae, a jeśli nastąpiło niekorzystne przesunięcie majątkowe, mógł ubiegać się o restitutio in integrum (przywrócenie stanu poprzedniego). Wcześniejsze uznanie za pełnoprawnego uzyskać mógł minor w drodze specjalnego przywileju cesarskiego </text:span><text:span text:style-name="T2">–</text:span><text:span text:style-name="T1"> mężczyzna po ukończeniu 20., a kobieta 18. roku życia (venia aetatis, </text:span><text:a xlink:type="simple" xlink:href="https://pl.wikipedia.org/wiki/Kodeks_Justyniana" text:style-name="Internet_20_link" text:visited-style-name="Visited_20_Internet_20_Link"><text:span text:style-name="T1">Kodeks Justyniana</text:span></text:a><text:span text:style-name="T1"> 2, 44). Poza tym kobiety, również po przekroczeniu tej granicy wiekowej, były na różne sposoby ograniczane w prawach.</text:span></text:p>
      <text:p text:style-name="P1">Współcześnie w większości krajów świata za dorosłych uznaje się ludzi powyżej osiemnastego roku życia. Są jednak wyjątki <text:span text:style-name="T2">– w Samoa Amerykańskim i Uzbekistanie za pełnoletnich uznaje się czternastolatków, w Iranie piętnastolatków, na Malcie oraz w Szkocji szesnastolatków, w Indonezji siedemnastolatków, Korei Południowej dziewiętnastolatków, w Japonii dwudziestolatków, a w Arabii Saudyjskiej i Portoryko ludzi po dwudziestym pierwszym roku życia. Warto również wspomnieć o Kanadzie i USA, które są pod tym względem dość dziwne – w różnych stanach/prowincjach/etc. sytuacja wygląda inaczej. W dodatku w USA chociaż dorosły jesteś już po osiemnastce lub dziewiętnastce, to piwo legalnie wypijesz dopiero w wieku dwudziestu jeden lat.</text:span></text:p>
      <text:p text:style-name="P1"><text:span text:style-name="T2">Po co ten długi wstęp? Żebyście nie zdziwili się, jak to możliwe, że zdobycie Znaczka może równać się z byciem pełnoletnim. Przecież CMC to takie dzieci… Dzieci, które prowadziły obóz dla innych źrebiąt, które nie odkryły swojego przeznaczenia. Krzyżowcy Uroczego Znaczka nie potrzebowali do tego pomocy dorosłych. Za to Thunderlane mógł zapisać młodszego brata bez jego zgody.</text:span></text:p>
      <text:p text:style-name="P1"><text:span text:style-name="T2">W świecie MLP to wszystko ma pewien sens – masz Znaczek, więc wiesz co będziesz robił w życiu i w sumie zaczynasz pracować. Nie potrzebujesz do tego szkoły innej niż podstawówka (bo mało który kucyk idzie na studia), więc równie dobrze możesz być uznany za dorosłego. To by też wyjaśniało to parcie na zdobycie zadkoobrazka.</text:span></text:p>
      <text:p text:style-name="P1"><text:span text:style-name="T2">Także CMC pracują, ale jednocześnie muszą chodzić do szkoły, więc najwyraźniej obowiązek szkolny dalej ich dotyczy. Chyba że po prostu chcą tam uczęszczać, by mieć jakąś przyszłość. Zwróćcie jednak uwagę na odcinek, w którym Twilight jedzie na Górę Aris by rodzice Silverstream podpisali zgodę na uczestnictwo młodej w zajęciach terenowych. Czy kiedykolwiek widzieliśmy by opiekunowie kucyka ze znaczkiem podpisywali mu zgodę na cokolwiek? No właśnie, nigdy. Tymczasem Scootaloo bez problemu mogła zapisać się do Washouts. Nikt nie mógł jej tego zabronić ze względu na wiek, chyba że sama Lightning Dust.</text:span></text:p>
      <text:p text:style-name="P1"><text:span text:style-name="T2">[SPOILER] Cozy Glow obwołała się dyrektorką, co okazało się możliwe, mimo iż budziło to zdziwienie oraz oburzenie Neighsaya. No i na koniec wtrącono ją do Tartaru. Dziecko. Czyli odpowiadała jak dorosła. [KONIEC SPOILERA]</text:span></text:p>
      <text:p text:style-name="P1"><text:span text:style-name="T2">Najwyraźniej, mimo że po zdobyciu znaczka źrebaki stają się pełnoletnie w świetle prawa, to nie są traktowane poważnie. Czyli mamy podobną sytuację co w przeszłości, kiedy granica była dużo niższa niż dzisiaj. Z drugiej strony pokazuje to jak nieprzyjemnym miejscem do życia jest Equestria – u nas niepełnoletni rzadko trafiają do więzienia, a i to dopiero powyżej pewnego wieku. Za to w Kucykowie za błąd młodości zgnijesz w celi, bo wyskoczył ci magiczny malunek na zadku.</text:span></text:p>
      <text:p text:style-name="P1"><text:span text:style-name="T2">Wspomnę jeszcze o końcowej piosence z odcinka, w którym CMC zdobyły Znaczki – spójrzcie jak wszyscy reagują, jakby te zajęły zupełnie nową pozycję w społeczności. Cieszą się, gratulują, patrzą na klaczki w zupełnie nowy sposób. Przypomina to wręcz próby, które musieli przechodzić młodzi ludzie w pierwotnych plemionach by wyjść z dzieciństwa raz na zawsze, czy raczej reakcję otoczenia na zdanie tych egzaminów dojrzałości.</text:span></text:p>
      <text:p text:style-name="P1"><text:span text:style-name="T2">I co teraz, fajnie czy niefajnie? Jako osoba, która posiada dowód osobisty od paru lat sądzę, że jednak raczej to drugie. Niby masz więcej praw, ale też więcej obowiązków i ponosisz większe konsekwencje w razie zepsucia czegoś. Rodzina i otoczenie też niekoniecznie zaczną traktować cię poważnie – ten kto skończył osiemnastkę, ten wie, że dla mamy zawsze będzie miał pięć latek.</text:span></text:p>
      <text:p text:style-name="P1"><text:span text:style-name="T2">Właściwie to nie wiemy w jakim wieku są CMC. Wiemy tylko jak wyglądała Sweetie Belle jako pięciolatka – w jednym z odcinków pojawia się retrospekcja z jej przyjęcia urodzinowego. Parę sezonów minęło, ale animatorzy się opierniczali i nawet bliźniaki Cake przez ten czas nie urosły. Mimo że na świecie pojawiła się Flurry Heart. Nie wiem, ile trwa ciąża u alikorna, ale u kuca 11 miesięcy… W każdym razie nie wyglądają na pięciolatki, ale też nie na nastolatki – pokazano AJ w tym wieku. Mają gdzieś 6-12 lat. Podejrzewam, że aktualnie są bliżej dwunastki. W takim wypadku kucyki chyba faktycznie są nieco zacofane. Bo przecież i na Ziemi tak kiedyś bywało, o ile nie bywa w jakichś dzikich plemionach.</text:span></text:p>
      <text:p text:style-name="P2"/>
      <text:p text:style-name="P1"><text:span text:style-name="T2">Obrazki:</text:span></text:p>
      <text:p text:style-name="P1"><text:a xlink:type="simple" xlink:href="https://www.deviantart.com/inuhoshi-to-darkpen/art/MLP-YL-Oh-Oh-749783067" text:style-name="Internet_20_link" text:visited-style-name="Visited_20_Internet_20_Link"><text:span text:style-name="T3">https://www.deviantart.com/inuhoshi-to-darkpen/art/MLP-YL-Oh-Oh-749783067</text:span></text:a></text:p>
      <text:p text:style-name="P1"><text:a xlink:type="simple" xlink:href="https://www.deviantart.com/uotapo/art/Cozy-747980613" text:style-name="Internet_20_link" text:visited-style-name="Visited_20_Internet_20_Link"><text:span text:style-name="T3">https://www.deviantart.com/uotapo/art/Cozy-747980613</text:span></text:a></text:p>
      <text:p text:style-name="P1"><text:a xlink:type="simple" xlink:href="https://www.deviantart.com/tsitra360/art/Bonds-753428106" text:style-name="Internet_20_link" text:visited-style-name="Visited_20_Internet_20_Link"><text:span text:style-name="T3">https://www.deviantart.com/tsitra360/art/Bonds-753428106</text:span></text:a></text:p>
      <text:p text:style-name="P1"><text:a xlink:type="simple" xlink:href="https://www.deviantart.com/ncmares/art/Comm-Sk8-or-Die-758901657" text:style-name="Internet_20_link" text:visited-style-name="Visited_20_Internet_20_Link"><text:span text:style-name="T3">https://www.deviantart.com/ncmares/art/Comm-Sk8-or-Die-758901657</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margin-top="0in" fo:margin-bottom="0in" loext:contextual-spacing="true" fo:line-height="115%" fo:hyphenation-ladder-count="no-limit" style:text-autospace="ideograph-alpha" style:punctuation-wrap="hanging" style:line-break="strict" style:tab-stop-distance="0.5in" style:writing-mode="page"/>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9" meta:word-count="954" meta:character-count="6633" meta:non-whitespace-character-count="5689"/>
    <meta:generator>LibreOfficeDev/5.1.0.3$Linux_X86_64 LibreOffice_project/</meta:generator>
  </office:meta>
</office:document-meta>
</file>